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40, in exec_modul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28, in &lt;module&gt;</text:p>
      <text:p text:style-name="Standard"><text:s text:c="4"/>class Invitation(models.Model):</text:p>
      <text:p text:style-name="Standard"><text:s text:c="2"/>File "/home/techling/Projects/Django/collabsphere/collabsphere/workspaces/models.py", line 36, in Invitation</text:p>
      <text:p text:style-name="Standard"><text:s text:c="4"/>created_by = models.ForeignKey(User, on_delete=models.CASCADE)</text:p>
      <text:p text:style-name="Standard"><text:s text:c="35"/>^^^^</text:p>
      <text:p text:style-name="Standard">NameError: name 'User' is not defined</text:p>
      <text:p text:style-name="Standard"><text:soft-page-break/>/home/techling/Projects/Django/collabsphere/collabsphere/workspaces/models.py changed, reloading.</text:p>
      <text:p text:style-name="Standard">Watching for file changes with StatReloader</text:p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36, in exec_module</text:p>
      <text:p text:style-name="Standard"><text:s text:c="2"/>File "&lt;frozen importlib._bootstrap_external&gt;", line 1074, in get_code</text:p>
      <text:p text:style-name="Standard"><text:s text:c="2"/>File "&lt;frozen importlib._bootstrap_external&gt;", line 1004, in source_to_cod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4</text:p>
      <text:p text:style-name="Standard"><text:s text:c="4"/>from </text:p>
      <text:p text:style-name="Standard"><text:s text:c="9"/>^</text:p>
      <text:p text:style-name="Standard">SyntaxError: invalid syntax</text:p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<text:soft-page-break/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36, in exec_module</text:p>
      <text:p text:style-name="Standard"><text:s text:c="2"/>File "&lt;frozen importlib._bootstrap_external&gt;", line 1074, in get_code</text:p>
      <text:p text:style-name="Standard"><text:s text:c="2"/>File "&lt;frozen importlib._bootstrap_external&gt;", line 1004, in source_to_cod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4</text:p>
      <text:p text:style-name="Standard"><text:s text:c="4"/>from </text:p>
      <text:p text:style-name="Standard"><text:s text:c="9"/>^</text:p>
      <text:p text:style-name="Standard">SyntaxError: invalid syntax</text:p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oft-page-break/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36, in exec_module</text:p>
      <text:p text:style-name="Standard"><text:s text:c="2"/>File "&lt;frozen importlib._bootstrap_external&gt;", line 1074, in get_code</text:p>
      <text:p text:style-name="Standard"><text:s text:c="2"/>File "&lt;frozen importlib._bootstrap_external&gt;", line 1004, in source_to_cod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4</text:p>
      <text:p text:style-name="Standard"><text:s text:c="4"/>from .models import </text:p>
      <text:p text:style-name="Standard"><text:s text:c="24"/>^</text:p>
      <text:p text:style-name="Standard">SyntaxError: invalid syntax</text:p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oft-page-break/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40, in exec_modul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4, in &lt;module&gt;</text:p>
      <text:p text:style-name="Standard"><text:s text:c="4"/>from .models import U</text:p>
      <text:p text:style-name="Standard">ImportError: cannot import name 'U' from partially initialized module 'workspaces.models' (most likely due to a circular import) (/home/techling/Projects/Django/collabsphere/collabsphere/workspaces/models.py)</text:p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oft-page-break/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36, in exec_module</text:p>
      <text:p text:style-name="Standard"><text:s text:c="2"/>File "&lt;frozen importlib._bootstrap_external&gt;", line 1074, in get_code</text:p>
      <text:p text:style-name="Standard"><text:s text:c="2"/>File "&lt;frozen importlib._bootstrap_external&gt;", line 1004, in source_to_cod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4</text:p>
      <text:p text:style-name="Standard"><text:s text:c="4"/>from .models import </text:p>
      <text:p text:style-name="Standard"><text:s text:c="24"/>^</text:p>
      <text:p text:style-name="Standard">SyntaxError: invalid syntax</text:p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oft-page-break/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36, in exec_module</text:p>
      <text:p text:style-name="Standard"><text:s text:c="2"/>File "&lt;frozen importlib._bootstrap_external&gt;", line 1074, in get_code</text:p>
      <text:p text:style-name="Standard"><text:s text:c="2"/>File "&lt;frozen importlib._bootstrap_external&gt;", line 1004, in source_to_cod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4</text:p>
      <text:p text:style-name="Standard"><text:s text:c="4"/>from .</text:p>
      <text:p text:style-name="Standard"><text:s text:c="10"/>^</text:p>
      <text:p text:style-name="Standard">SyntaxError: invalid syntax</text:p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oft-page-break/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36, in exec_module</text:p>
      <text:p text:style-name="Standard"><text:s text:c="2"/>File "&lt;frozen importlib._bootstrap_external&gt;", line 1074, in get_code</text:p>
      <text:p text:style-name="Standard"><text:s text:c="2"/>File "&lt;frozen importlib._bootstrap_external&gt;", line 1004, in source_to_cod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4</text:p>
      <text:p text:style-name="Standard"><text:s text:c="4"/>from ..</text:p>
      <text:p text:style-name="Standard"><text:s text:c="11"/>^</text:p>
      <text:p text:style-name="Standard">SyntaxError: invalid syntax</text:p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oft-page-break/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36, in exec_module</text:p>
      <text:p text:style-name="Standard"><text:s text:c="2"/>File "&lt;frozen importlib._bootstrap_external&gt;", line 1074, in get_code</text:p>
      <text:p text:style-name="Standard"><text:s text:c="2"/>File "&lt;frozen importlib._bootstrap_external&gt;", line 1004, in source_to_cod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4</text:p>
      <text:p text:style-name="Standard"><text:s text:c="4"/>from ..accounts</text:p>
      <text:p text:style-name="Standard"><text:s text:c="19"/>^</text:p>
      <text:p text:style-name="Standard">SyntaxError: invalid syntax</text:p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oft-page-break/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40, in exec_modul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4, in &lt;module&gt;</text:p>
      <text:p text:style-name="Standard"><text:s text:c="4"/>from ..accounts.models import U</text:p>
      <text:p text:style-name="Standard">ImportError: attempted relative import beyond top-level package</text:p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oft-page-break/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40, in exec_modul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4, in &lt;module&gt;</text:p>
      <text:p text:style-name="Standard"><text:s text:c="4"/>from ..accounts.models import CustomUser</text:p>
      <text:p text:style-name="Standard">ImportError: attempted relative import beyond top-level package</text:p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24, in inner_run</text:p>
      <text:p text:style-name="Standard"><text:s text:c="4"/>autoreload.raise_last_exception()</text:p>
      <text:p text:style-name="Standard"><text:s text:c="2"/>File "/home/techling/streetbackend/venv/lib/python3.11/site-packages/django/utils/autoreload.py", line 86, in raise_last_exception</text:p>
      <text:p text:style-name="Standard"><text:s text:c="4"/>raise _exception[1]</text:p>
      <text:p text:style-name="Standard"><text:s text:c="2"/>File "/home/techling/streetbackend/venv/lib/python3.11/site-packages/django/core/management/__init__.py", line 394, in execute</text:p>
      <text:p text:style-name="Standard"><text:s text:c="4"/>autoreload.check_errors(django.setup)(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__init__.py", line 24, in setup</text:p>
      <text:p text:style-name="Standard"><text:s text:c="4"/>apps.populate(settings.INSTALLED_APPS)</text:p>
      <text:p text:style-name="Standard"><text:s text:c="2"/>File "/home/techling/streetbackend/venv/lib/python3.11/site-packages/django/apps/registry.py", line 116, in populate</text:p>
      <text:p text:style-name="Standard"><text:s text:c="4"/>app_config.import_models()</text:p>
      <text:p text:style-name="Standard"><text:s text:c="2"/>File "/home/techling/streetbackend/venv/lib/python3.11/site-packages/django/apps/config.py", line 269, in import_models</text:p>
      <text:p text:style-name="Standard"><text:s text:c="4"/>self.models_module = import_module(models_module_name)</text:p>
      <text:p text:style-name="Standard"><text:s text:c="25"/>^^^^^^^^^^^^^^^^^^^^^^^^^^^^^^^^^</text:p>
      <text:p text:style-name="Standard"><text:soft-page-break/><text:s text:c="2"/>File "/usr/lib/python3.11/importlib/__init__.py", line 126, in import_module</text:p>
      <text:p text:style-name="Standard"><text:s text:c="4"/>return _bootstrap._gcd_import(name[level:], package, level)</text:p>
      <text:p text:style-name="Standard"><text:s text:c="11"/>^^^^^^^^^^^^^^^^^^^^^^^^^^^^^^^^^^^^^^^^^^^^^^^^^^^^</text:p>
      <text:p text:style-name="Standard"><text:s text:c="2"/>File "&lt;frozen importlib._bootstrap&gt;", line 1206, in _gcd_import</text:p>
      <text:p text:style-name="Standard"><text:s text:c="2"/>File "&lt;frozen importlib._bootstrap&gt;", line 1178, in _find_and_load</text:p>
      <text:p text:style-name="Standard"><text:s text:c="2"/>File "&lt;frozen importlib._bootstrap&gt;", line 1149, in _find_and_load_unlocked</text:p>
      <text:p text:style-name="Standard"><text:s text:c="2"/>File "&lt;frozen importlib._bootstrap&gt;", line 690, in _load_unlocked</text:p>
      <text:p text:style-name="Standard"><text:s text:c="2"/>File "&lt;frozen importlib._bootstrap_external&gt;", line 940, in exec_module</text:p>
      <text:p text:style-name="Standard"><text:s text:c="2"/>File "&lt;frozen importlib._bootstrap&gt;", line 241, in _call_with_frames_removed</text:p>
      <text:p text:style-name="Standard"><text:s text:c="2"/>File "/home/techling/Projects/Django/collabsphere/collabsphere/workspaces/models.py", line 4, in &lt;module&gt;</text:p>
      <text:p text:style-name="Standard"><text:s text:c="4"/>from ..accounts.models import CustomUser</text:p>
      <text:p text:style-name="Standard">ImportError: attempted relative import beyond top-level package</text:p>
      <text:p text:style-name="Standard">/home/techling/Projects/Django/collabsphere/collabsphere/workspaces/models.py changed, reloading.</text:p>
      <text:p text:style-name="Standard">Watching for file changes with StatReloader</text:p>
      <text:p text:style-name="Standard">Performing system checks...</text:p>
      <text:p text:style-name="Standard"/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34, in inner_run</text:p>
      <text:p text:style-name="Standard"><text:s text:c="4"/>self.check(**check_kwargs)</text:p>
      <text:p text:style-name="Standard"><text:s text:c="2"/>File "/home/techling/streetbackend/venv/lib/python3.11/site-packages/django/core/management/base.py", line 569, in check</text:p>
      <text:p text:style-name="Standard"><text:s text:c="4"/>raise SystemCheckError(msg)</text:p>
      <text:p text:style-name="Standard">django.core.management.base.SystemCheckError: SystemCheckError: System check identified some issues:</text:p>
      <text:p text:style-name="Standard"/>
      <text:p text:style-name="Standard">ERRORS:</text:p>
      <text:p text:style-name="Standard">workspaces.Invitation.created_by: (fields.E304) Reverse accessor 'CustomUser.invitation_set' for 'workspaces.Invitation.created_by' clashes with reverse accessor for 'workspaces.Invitation.invited_by'.</text:p>
      <text:p text:style-name="Standard"><text:s text:c="8"/>HINT: Add or change a related_name argument to the definition for 'workspaces.Invitation.created_by' or 'workspaces.Invitation.invited_by'.</text:p>
      <text:p text:style-name="Standard">workspaces.Invitation.invited_by: (fields.E304) Reverse accessor 'CustomUser.invitation_set' for 'workspaces.Invitation.invited_by' clashes with reverse accessor for 'workspaces.Invitation.created_by'.</text:p>
      <text:p text:style-name="Standard"><text:s text:c="8"/>HINT: Add or change a related_name argument to the definition for 'workspaces.Invitation.invited_by' or 'workspaces.Invitation.created_by'.</text:p>
      <text:p text:style-name="Standard"/>
      <text:p text:style-name="Standard">WARNINGS:</text:p>
      <text:p text:style-name="Standard">?: (staticfiles.W004) The directory '/home/techling/Projects/Django/collabsphere/collabsphere/accounts/static' in the STATICFILES_DIRS setting does not exist.</text:p>
      <text:p text:style-name="Standard"><text:soft-page-break/>accounts.CustomUser: (models.W042) Auto-created primary key used when not defining a primary key type, by default 'django.db.models.AutoField'.</text:p>
      <text:p text:style-name="Standard"><text:s text:c="8"/>HINT: Configure the DEFAULT_AUTO_FIELD setting or the AccountsConfig.default_auto_field attribute to point to a subclass of AutoField, e.g. 'django.db.models.BigAutoField'.</text:p>
      <text:p text:style-name="Standard">workspaces.Invitation: (models.W042) Auto-created primary key used when not defining a primary key type, by default 'django.db.models.AutoField'.</text:p>
      <text:p text:style-name="Standard"><text:s text:c="8"/>HINT: Configure the DEFAULT_AUTO_FIELD setting or the WorkspacesConfig.default_auto_field attribute to point to a subclass of AutoField, e.g. 'django.db.models.BigAutoField'.</text:p>
      <text:p text:style-name="Standard">workspaces.Membership: (models.W042) Auto-created primary key used when not defining a primary key type, by default 'django.db.models.AutoField'.</text:p>
      <text:p text:style-name="Standard"><text:s text:c="8"/>HINT: Configure the DEFAULT_AUTO_FIELD setting or the WorkspacesConfig.default_auto_field attribute to point to a subclass of AutoField, e.g. 'django.db.models.BigAutoField'.</text:p>
      <text:p text:style-name="Standard">workspaces.Workspace: (models.W042) Auto-created primary key used when not defining a primary key type, by default 'django.db.models.AutoField'.</text:p>
      <text:p text:style-name="Standard"><text:s text:c="8"/>HINT: Configure the DEFAULT_AUTO_FIELD setting or the WorkspacesConfig.default_auto_field attribute to point to a subclass of AutoField, e.g. 'django.db.models.BigAutoField'.</text:p>
      <text:p text:style-name="Standard"/>
      <text:p text:style-name="Standard">System check identified 7 issues (0 silenced).</text:p>
      <text:p text:style-name="Standard">^C(venv) techling@techling-HP-ProBook-430-G7:~/Projects/Django/collabsphere/collabsphere$ python manage.py runserver</text:p>
      <text:p text:style-name="Standard">Watching for file changes with StatReloader</text:p>
      <text:p text:style-name="Standard">Performing system checks...</text:p>
      <text:p text:style-name="Standard"/>
      <text:p text:style-name="Standard">Exception in thread django-main-thread:</text:p>
      <text:p text:style-name="Standard">Traceback (most recent call last):</text:p>
      <text:p text:style-name="Standard"><text:s text:c="2"/>File "/usr/lib/python3.11/threading.py", line 1038, in _bootstrap_inner</text:p>
      <text:p text:style-name="Standard"><text:s text:c="4"/>self.run()</text:p>
      <text:p text:style-name="Standard"><text:s text:c="2"/>File "/usr/lib/python3.11/threading.py", line 975, in run</text:p>
      <text:p text:style-name="Standard"><text:s text:c="4"/>self._target(*self._args, **self._kwargs)</text:p>
      <text:p text:style-name="Standard"><text:s text:c="2"/>File "/home/techling/streetbackend/venv/lib/python3.11/site-packages/django/utils/autoreload.py", line 64, in wrapper</text:p>
      <text:p text:style-name="Standard"><text:s text:c="4"/>fn(*args, **kwargs)</text:p>
      <text:p text:style-name="Standard"><text:s text:c="2"/>File "/home/techling/streetbackend/venv/lib/python3.11/site-packages/django/core/management/commands/runserver.py", line 134, in inner_run</text:p>
      <text:p text:style-name="Standard"><text:s text:c="4"/>self.check(**check_kwargs)</text:p>
      <text:p text:style-name="Standard"><text:s text:c="2"/>File "/home/techling/streetbackend/venv/lib/python3.11/site-packages/django/core/management/base.py", line 569, in check</text:p>
      <text:p text:style-name="Standard"><text:s text:c="4"/>raise SystemCheckError(msg)</text:p>
      <text:p text:style-name="Standard">django.core.management.base.SystemCheckError: SystemCheckError: System check identified some issues:</text:p>
      <text:p text:style-name="Standard"/>
      <text:p text:style-name="Standard">ERRORS:</text:p>
      <text:p text:style-name="Standard">workspaces.Invitation.created_by: (fields.E304) Reverse accessor 'CustomUser.invitation_set' for 'workspaces.Invitation.created_by' clashes with reverse accessor for 'workspaces.Invitation.invited_by'.</text:p>
      <text:p text:style-name="Standard"><text:s text:c="8"/>HINT: Add or change a related_name argument to the definition for 'workspaces.Invitation.created_by' or 'workspaces.Invitation.invited_by'.</text:p>
      <text:p text:style-name="Standard"><text:soft-page-break/>workspaces.Invitation.invited_by: (fields.E304) Reverse accessor 'CustomUser.invitation_set' for 'workspaces.Invitation.invited_by' clashes with reverse accessor for 'workspaces.Invitation.created_by'.</text:p>
      <text:p text:style-name="Standard"><text:s text:c="8"/>HINT: Add or change a related_name argument to the definition for 'workspaces.Invitation.invited_by' or 'workspaces.Invitation.created_by'.</text:p>
      <text:p text:style-name="Standard"/>
      <text:p text:style-name="Standard">WARNINGS:</text:p>
      <text:p text:style-name="Standard">?: (staticfiles.W004) The directory '/home/techling/Projects/Django/collabsphere/collabsphere/accounts/static' in the STATICFILES_DIRS setting does not exist.</text:p>
      <text:p text:style-name="Standard">accounts.CustomUser: (models.W042) Auto-created primary key used when not defining a primary key type, by default 'django.db.models.AutoField'.</text:p>
      <text:p text:style-name="Standard"><text:s text:c="8"/>HINT: Configure the DEFAULT_AUTO_FIELD setting or the AccountsConfig.default_auto_field attribute to point to a subclass of AutoField, e.g. 'django.db.models.BigAutoField'.</text:p>
      <text:p text:style-name="Standard">workspaces.Invitation: (models.W042) Auto-created primary key used when not defining a primary key type, by default 'django.db.models.AutoField'.</text:p>
      <text:p text:style-name="Standard"><text:s text:c="8"/>HINT: Configure the DEFAULT_AUTO_FIELD setting or the WorkspacesConfig.default_auto_field attribute to point to a subclass of AutoField, e.g. 'django.db.models.BigAutoField'.</text:p>
      <text:p text:style-name="Standard">workspaces.Membership: (models.W042) Auto-created primary key used when not defining a primary key type, by default 'django.db.models.AutoField'.</text:p>
      <text:p text:style-name="Standard"><text:s text:c="8"/>HINT: Configure the DEFAULT_AUTO_FIELD setting or the WorkspacesConfig.default_auto_field attribute to point to a subclass of AutoField, e.g. 'django.db.models.BigAutoField'.</text:p>
      <text:p text:style-name="Standard">workspaces.Workspace: (models.W042) Auto-created primary key used when not defining a primary key type, by default 'django.db.models.AutoField'.</text:p>
      <text:p text:style-name="Standard"><text:s text:c="8"/>HINT: Configure the DEFAULT_AUTO_FIELD setting or the WorkspacesConfig.default_auto_field attribute to point to a subclass of AutoField, e.g. 'django.db.models.BigAutoField'.</text:p>
      <text:p text:style-name="Standard"/>
      <text:p text:style-name="Standard">System check identified 7 issues (0 silenced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6:38:01.982216016</meta:creation-date>
    <dc:date>2025-06-12T16:38:08.767458043</dc:date>
    <meta:editing-duration>PT7S</meta:editing-duration>
    <meta:editing-cycles>1</meta:editing-cycles>
    <meta:document-statistic meta:table-count="0" meta:image-count="0" meta:object-count="0" meta:page-count="14" meta:paragraph-count="532" meta:word-count="2604" meta:character-count="38227" meta:non-whitespace-character-count="34380"/>
    <meta:generator>LibreOffice/7.3.7.2$Linux_X86_64 LibreOffice_project/30$Build-2</meta:generator>
  </office:meta>
</office:document-meta>
</file>